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size="22pt" style:font-size-asian="22pt" style:font-size-complex="22pt" fo:background-color="#FFFF00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font-size="14pt" style:font-size-asian="14pt" style:font-size-complex="14pt" fo:background-color="#FFFF00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T7" style:parent-style-name="Fuentedepárrafopredeter." style:family="text">
      <style:text-properties fo:font-size="12pt" style:font-size-asian="12pt" style:font-size-complex="12pt"/>
    </style:style>
    <style:style style:name="T8" style:parent-style-name="Hipervínculo" style:family="text">
      <style:text-properties fo:font-size="12pt" style:font-size-asian="12pt" style:font-size-complex="12pt"/>
    </style:style>
    <style:style style:name="T9" style:parent-style-name="Fuentedepárrafopredeter." style:family="text">
      <style:text-properties fo:font-size="16pt" style:font-size-asian="16pt" style:font-size-complex="16pt" fo:background-color="#FFFF00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T13" style:parent-style-name="Fuentedepárrafopredeter." style:family="text">
      <style:text-properties fo:font-size="16pt" style:font-size-asian="16pt" style:font-size-complex="16pt" fo:background-color="#FFFF00"/>
    </style:style>
    <style:style style:name="T14" style:parent-style-name="Fuentedepárrafopredeter." style:family="text">
      <style:text-properties fo:font-size="16pt" style:font-size-asian="16pt" style:font-size-complex="16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T21" style:parent-style-name="Fuentedepárrafopredeter." style:family="text">
      <style:text-properties fo:font-size="16pt" style:font-size-asian="16pt" style:font-size-complex="16pt" fo:background-color="#FFFF00"/>
    </style:style>
    <style:style style:name="T22" style:parent-style-name="Fuentedepárrafopredeter." style:family="text">
      <style:text-properties fo:font-size="16pt" style:font-size-asian="16pt" style:font-size-complex="16pt"/>
    </style:style>
    <style:style style:name="T23" style:parent-style-name="Fuentedepárrafopredeter.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Curriculum vitae</text:span></text:p>
      <text:p text:style-name="Normal"><text:span text:style-name="T3">Datos personales:</text:span></text:p>
      <text:p text:style-name="P4">Nombre: khendi Vanessa Ortiz Sánchez</text:p>
      <text:p text:style-name="P5">Fecha de nacimiento: 2 de junio 1996</text:p>
      <text:p text:style-name="P6">Número de teléfono: 602430856</text:p>
      <text:p text:style-name="Normal"><text:span text:style-name="T7">Correo:<text:s/></text:span><text:a xlink:href="mailto:vanessasanz02@hotmail.com" office:target-frame-name="_top" xlink:show="replace"><text:span text:style-name="T8">vanessasanz02@hotmail.com</text:span></text:a></text:p>
      <text:p text:style-name="Normal"><text:span text:style-name="T9">Educación</text:span></text:p>
      <text:p text:style-name="P10">2019-2020: Proceso<text:s/>Grado Superior FP Administración Y Finanzas</text:p>
      <text:p text:style-name="P11">Enero- marzo 2018: Curso de Gerocultor Especialista en la Enfermedad Alzheimer</text:p>
      <text:p text:style-name="P12">Febrero<text:s/>2012-noviembre<text:s/>2014: Bachillerato en Contaduría Publica</text:p>
      <text:p text:style-name="Normal"><text:span text:style-name="T13">Experiencias</text:span><text:span text:style-name="T14"><text:s/></text:span></text:p>
      <text:p text:style-name="P15">Junio 2017-2020 presente: Empleada Domestica</text:p>
      <text:p text:style-name="P16">Responsabilidades: Cuidar niño, limpiar, comida, compra y plancha.</text:p>
      <text:p text:style-name="P17">Marzo 2018: Gerocultora</text:p>
      <text:p text:style-name="P18">Responsabilidades: ayudar a las personas mayores realizar su limpieza personal, darles su<text:s/>alimentación, acompañar en sus paseos, motivarles y entretenerles, controlar que se cuiden.</text:p>
      <text:p text:style-name="P19">Julio 2014: Área de Contabilidad</text:p>
      <text:p text:style-name="P20">Responsabilidades: Elaborar balance de los libros financieros, gastos e ingresos. Cheques, archivar las facturas.<text:s/></text:p>
      <text:p text:style-name="Normal"><text:span text:style-name="T21">Lenguajes:</text:span><text:span text:style-name="T22"><text:s/></text:span><text:span text:style-name="T23">españo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lcia ortiz</meta:initial-creator>
    <dc:creator>dilcia ortiz</dc:creator>
    <meta:creation-date>2020-05-15T13:47:00Z</meta:creation-date>
    <dc:date>2020-05-16T14:46:00Z</dc:date>
    <meta:template xlink:href="Normal" xlink:type="simple"/>
    <meta:editing-cycles>3</meta:editing-cycles>
    <meta:editing-duration>PT4620S</meta:editing-duration>
    <meta:document-statistic meta:page-count="1" meta:paragraph-count="1" meta:word-count="144" meta:character-count="937" meta:row-count="6" meta:non-whitespace-character-count="794"/>
  </office:meta>
</office:document-meta>
</file>